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2">
      <style:text-properties fo:language="el" fo:country="GR"/>
    </style:style>
    <style:style style:name="P2" style:family="paragraph" style:parent-style-name="Heading_20_1">
      <style:text-properties fo:language="el" fo:country="GR"/>
    </style:style>
    <style:style style:name="P3" style:family="paragraph" style:parent-style-name="Heading_20_3">
      <style:text-properties fo:language="el" fo:country="GR"/>
    </style:style>
    <style:style style:name="P4" style:family="paragraph" style:parent-style-name="Text_20_body">
      <style:text-properties fo:language="el" fo:country="GR"/>
    </style:style>
    <style:style style:name="P5" style:family="paragraph" style:parent-style-name="Heading_20_4">
      <style:text-properties fo:language="el" fo:country="GR"/>
    </style:style>
    <style:style style:name="P6" style:family="paragraph" style:parent-style-name="Text_20_body" style:list-style-name="L1">
      <style:text-properties fo:language="el" fo:country="GR"/>
    </style:style>
    <style:style style:name="P7" style:family="paragraph" style:parent-style-name="Text_20_body" style:list-style-name="List_20_1">
      <style:text-properties fo:language="el" fo:country="GR"/>
    </style:style>
    <style:style style:name="P8" style:family="paragraph" style:parent-style-name="Text_20_body" style:list-style-name="L1">
      <style:paragraph-properties fo:margin-top="0in" fo:margin-bottom="0in"/>
      <style:text-properties fo:language="el" fo:country="G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Κατασκευή‭ ‬λογισμικού‭ (‬software development‭)</text:h>
      <text:p text:style-name="P4">Η Κατασκευή λογισμικού (Software construction) είναι μέρος της μηχανικής λογισμικού. Σκοπός της είναι να κατασκευάσει λογισμικό συνδυάζοντας κώδικα, έλεγχο ή επαλήθευση, τεστ, αποσφαλμάτωση και γενικά «καλό» λογισμικό με κριτήρια που αναφέρονται παρακάτω.</text:p>
      <text:p text:style-name="P4">Οι όροι κατασκευή λογισμικού και προγραμματισμός θα έχουν την ίδια έννοια και θα χρησιμοποιούνται εναλλακτικά στη συνέχεια.</text:p>
      <text:h text:style-name="P1" text:outline-level="2">Μηχανική λογισμικού (Software engineering)</text:h>
      <text:p text:style-name="P4">Ασχολείται με το σχεδιασμό, ανάπτυξη και συντήρηση λογισμικού και καλύπτει το μέρος της κατασκευής λογισμικού.</text:p>
      <text:p text:style-name="P4">Στην ανάπτυξη λογισμικού έχουμε τις παρακάτω φάσεις:</text:p>
      <text:h text:style-name="P3" text:outline-level="3">Ανάλυση απαιτήσεων (Requirements analysis)</text:h>
      <text:p text:style-name="P4">Καθορίζει τις απαιτήσεις της εφαρμογής. </text:p>
      <text:h text:style-name="P3" text:outline-level="3">Σχεδιασμός λογισμικού (Software design)</text:h>
      <text:p text:style-name="P4">Γίνεται ο σχεδιασμός που περιλαμβάνει προδιαγραφές, περιγραφή, γραφικά (UML). Γενικά είναι ο «επί χάρτου» σχεδιασμός.</text:p>
      <text:h text:style-name="P3" text:outline-level="3">Κατασκευή λογισμικού (Software construction)</text:h>
      <text:p text:style-name="P4">Στη φάση αυτή υλοποιείται η εφαρμογή σε μορφή κώδικα. Η υλοποίηση ακολουθεί μία σειρά από στάδια ή φάσεις, ελέγχους, αποσφαλμάτωση, τεστ, αξιολόγηση, εγκατάσταση κ.λπ. Όλα τα παραπάνω, και άλλα σχετικά θέματα, θα παρουσιαστούν αναλυτικά στο μάθημα αυτό.</text:p>
      <text:h text:style-name="P3" text:outline-level="3">Τεστ λογισμικού (Software testing)</text:h>
      <text:p text:style-name="P4">Συστηματικός έλεγχος του λογισμικού για να αποκαλυφθούν λάθη (bugs).</text:p>
      <text:h text:style-name="P3" text:outline-level="3">Αποσφαλμάτωση (Debugging)</text:h>
      <text:p text:style-name="P4">Ο εντοπισμός και διόρθωση σφαλμάτων.</text:p>
      <text:h text:style-name="P3" text:outline-level="3">Εγκατάσταση λογισμικού (Software deployment)</text:h>
      <text:p text:style-name="P4">Η εγκατάσταση λογισμικού σε πραγματικό περιβάλλον έτοιμο για χρήση.</text:p>
      <text:h text:style-name="P3" text:outline-level="3">Συντήρηση λογισμικού (Software maintenance)</text:h>
      <text:p text:style-name="P4">Η συντήρηση λογισμικού είναι απαραίτητη και σκοπός της είναι να διορθώνει λάθη που θα παρουσιαστούν, βελτιώσεις που θα χρειαστούν, προσαρμογές που θα απαιτηθούν.</text:p>
      <text:h text:style-name="P1" text:outline-level="2">Κριτήρια αξιολόγησης λογισμικού</text:h>
      <text:p text:style-name="P4">Ανεξάρτητα της προσέγγισης, μεθοδολογίας, εργαλείων κλπ. που θα χρησιμοποιηθούν στη κατασκευή λογισμικού τα κριτήρια αξιολόγησης είναι:</text:p>
      <text:h text:style-name="P3" text:outline-level="3"><text:soft-page-break/>Αξιοπιστία (Reliability)</text:h>
      <text:p text:style-name="P4">Πόσο συχνά σωστά είναι τα αποτελέσματα του προγράμματος.</text:p>
      <text:h text:style-name="P3" text:outline-level="3">Σταθερότητα (Robustness)</text:h>
      <text:p text:style-name="P4">Πόσο ικανοποιητικά αντιμετωπίζει ή διαχειρίζεται τα errors (όχι bugs).</text:p>
      <text:h text:style-name="P3" text:outline-level="3">Χρηστικότητα (Usability)</text:h>
      <text:p text:style-name="P4">Πόσο χρηστικό είναι στον χρήστη. Αυτό κρίνεται από το πόσο φιλικό στο χρήστη είναι το περιβάλλον εργασίας.</text:p>
      <text:h text:style-name="P3" text:outline-level="3">Φορητότητα (Portability)</text:h>
      <text:p text:style-name="P4">Πόσο φορητό είναι σε διαφορετικά συστήματα με διαφορετικό υλικό ή / και λογισμικό.</text:p>
      <text:h text:style-name="P3" text:outline-level="3">Συντηρησιμότητα (Maintainability)</text:h>
      <text:p text:style-name="P4">Η ευκολία με την οποία μπορεί το πρόγραμμα να βελτιωθεί, να επεκταθεί, να διορθωθεί, να προσαρμοστεί σε νέα δεδομένα.</text:p>
      <text:h text:style-name="P3" text:outline-level="3">Απόδοση/Αποτελεσματικότητα (Efficiency/performance)</text:h>
      <text:p text:style-name="P4">Εξαρτάται από τη σωστή διαχείριση πόρων και ταχύτητα του λογισμικού.</text:p>
      <text:h text:style-name="P3" text:outline-level="3">Αναγνωσιμότητα (Readability of source code)</text:h>
      <text:p text:style-name="P4">Σημαντικό κριτήριο. Εκφράζει την ευκολία με την οποία ο προγραμματιστής μπορεί να διαβάσει και να κατανοήσει τον κώδικα.</text:p>
      <text:h text:style-name="P1" text:outline-level="2">Προτεραιότητα κριτηρίων</text:h>
      <text:p text:style-name="P4">Από όλα τα παραπάνω υπολογίσιμα κριτήρια τα παρακάτω ίσως είναι τα πιο σημαντικά που πρέπει να προσέχει ένας προγραμματιστής.</text:p>
      <text:list xml:id="list7339150826400599011" text:style-name="L1">
        <text:list-item>
          <text:p text:style-name="P8">Αξιοπιστία (Reliability)</text:p>
        </text:list-item>
        <text:list-item>
          <text:p text:style-name="P8">Αναγνωσιμότητα (Readability of source code)</text:p>
        </text:list-item>
        <text:list-item>
          <text:p text:style-name="P6">Συντηρησιμότητα (Maintainability)</text:p>
        </text:list-item>
      </text:list>
      <text:h text:style-name="P1" text:outline-level="2">Αρχιτεκτονική λογισμικού</text:h>
      <text:p text:style-name="P4">Παράγοντες που λαμβάνονται υπόψη από τον αναλυτή‭ (‬αρχιτέκτονα λογισμικού‭ ‬-‭ ‬συστήματος‭)</text:p>
      <text:h text:style-name="P3" text:outline-level="3">Οργανισμός προγράμματος</text:h>
      <text:p text:style-name="P4">Γενική περιγραφή του συστήματος‭ (‬ίσως UML‭)‬.</text:p>
      <text:h text:style-name="P3" text:outline-level="3">Κυρίες κλάσεις‭ (‬οντότητες‭)‬</text:h>
      <text:p text:style-name="P4">Ποιες είναι οι κυρίες κλάσεις‭ – ‬οντότητες.</text:p>
      <text:h text:style-name="P3" text:outline-level="3">Σχεδιασμός δεδομένων</text:h>
      <text:p text:style-name="P4">Οι πηγές δεδομένων όπως αρχεία,‭ ‬βάσεις δεδομένων και πως αυτά θα σχεδιαστούν.</text:p>
      <text:h text:style-name="P3" text:outline-level="3"><text:soft-page-break/>Επιχειρηματικοί κανόνες</text:h>
      <text:p text:style-name="P4">Όπως η απαίτηση το περιεχόμενο να ανανεώνεται κάθε ήμερα.</text:p>
      <text:h text:style-name="P3" text:outline-level="3">Σχεδιασμός διεπαφής χρήστη</text:h>
      <text:p text:style-name="P4">Είναι ένα μεγάλο κεφάλαιο και ασχολούνται πλέον ειδικοί.‭ ‬Σε κάθε περίπτωση ο σχεδιαστής πρέπει να συνεργάζεται με τον προγραμματιστή.</text:p>
      <text:h text:style-name="P3" text:outline-level="3">Διαχείριση πόρων</text:h>
      <text:p text:style-name="P4">Είναι οι πόροι αρκετοί να καλύψουν τις ανάγκες του έργου‭;</text:p>
      <text:h text:style-name="P3" text:outline-level="3">Ασφάλεια</text:h>
      <text:p text:style-name="P4">Πρέπει να ακολουθηθούν συγκεκριμένες οδηγίες που θα παρέχουν ασφάλεια όπως από εισαγωγή δεδομένων σε φόρμες,‭ ‬cookies,‭ ‬κρυπτογραφία κ.λπ.</text:p>
      <text:h text:style-name="P3" text:outline-level="3">Απόδοση‭ (‬ταχύτητα‭)‬</text:h>
      <text:p text:style-name="P4">Γίνεται εκτίμηση προτεραιοτήτων ανάμεσα σε ταχύτητα,‭ ‬πόρους και κόστος.</text:p>
      <text:h text:style-name="P3" text:outline-level="3">Επεκτασιμότητα</text:h>
      <text:p text:style-name="P4">Κατά πόσο το σύστημα μπορεί να επεκταθεί σε μελλοντικές ανάγκες και κατά πόσο έχει σχεδιαστεί σωστά για αυτή τη δυνατότητα.</text:p>
      <text:h text:style-name="P3" text:outline-level="3">Διαλειτουργικότητα‭ (‬Interoperability‭)‬</text:h>
      <text:p text:style-name="P4">Μπορεί να συνεργάζεται με άλλα συστήματα,‭ ‬λογισμικό κ.λπ.</text:p>
      <text:h text:style-name="P3" text:outline-level="3">Internationalization‭ (“‬I18n‭”)‬/Localization‭ (“‬L10n‭”)‬</text:h>
      <text:p text:style-name="P4">Όταν το πρόγραμμα παρέχει δυνατότητα για πολλαπλό Localization.‭ ‬Localization η διαδικασία‭ “‬μετάφρασης‭” ‬του προγράμματος σε άλλη γλώσσα.</text:p>
      <text:h text:style-name="P3" text:outline-level="3">Επεξεργασία σφαλμάτων‭ (‬errors‭)‬</text:h>
      <text:p text:style-name="P4">Ένα από τα σημαντικά θέματα στο χώρο του προγραμματισμού.</text:p>
      <text:h text:style-name="P1" text:outline-level="2">Γλώσσες προγραμματισμού</text:h>
      <text:p text:style-name="P4">Κάθε γλώσσα έχει το πλεονεκτήματά της και τα μειονεκτήματά τους. Και ο προγραμματιστής πρέπει να διαλέξει την κατάλληλη για κάθε έργο.</text:p>
      <text:h text:style-name="P3" text:outline-level="3">C</text:h>
      <text:p text:style-name="P4">Γενικής χρήσης γλώσσα σχετισμένη περισσότερο με το λειτουργικό UNIX. Θεωρείται για πολλούς ως μητέρα γλώσσα και για άλλες γλώσσες.</text:p>
      <text:h text:style-name="P3" text:outline-level="3">C++</text:h>
      <text:p text:style-name="P4">Αντικειμενοστρεφής γλώσσα βασισμένη επάνω στη C. Παρέχει όλα τα καλά της αντικειμενοστέφειας όπως classes,‭ ‬polymorphism,‭ ‬exception handling,‭ ‬templates κ.λπ.</text:p>
      <text:h text:style-name="P3" text:outline-level="3"><text:soft-page-break/>C#</text:h>
      <text:p text:style-name="P4">Γενικής χρήσης αντικειμενοστρεφής γλώσσα αναπτυγμένη από τη Microsoft για τη δική της πλατφόρμα. Είναι παρόμοια της C,‭ ‬C++,‭ ‬και Java.</text:p>
      <text:h text:style-name="P3" text:outline-level="3">Java</text:h>
      <text:p text:style-name="P4">Γενικής χρήσης αντικειμενοστρεφής γλώσσα αναπτυγμένη αρχικά από τη Sun Microsystems και τώρα από την Oracle.</text:p>
      <text:p text:style-name="P4">Για να τρέξουν οι εφαρμογές της java χρειάζονται τη JVM (java virtual machine). Αρκετά δημοφιλής ειδικότερα σε εφαρμογές web.</text:p>
      <text:h text:style-name="P3" text:outline-level="3">Javascript</text:h>
      <text:p text:style-name="P4">Η javascript είναι μια σκριπτ γλώσσα και χρησιμοποιείται για δυναμικές ιστοσελίδες στη μεριά του πελάτη (client side).</text:p>
      <text:h text:style-name="P3" text:outline-level="3">Perl</text:h>
      <text:p text:style-name="P4">Βασίζεται στη C και UNIX utilities. Χρησιμοποιείται περισσότερο από διαχειριστές συστήματος. ‭“‬Perl‭” ‬ακρωνύμιο του Practical Extraction and Report Language.</text:p>
      <text:h text:style-name="P3" text:outline-level="3">php</text:h>
      <text:p text:style-name="P4">Γλώσσα σκριπτ και open-source. Χρησιμοποιείται για διαδικτυακές εφαρμογές στη μεριά του server (server side).</text:p>
      <text:h text:style-name="P3" text:outline-level="3">Python</text:h>
      <text:p text:style-name="P4">Μια αντικειμενοστρεφής γλώσσα τύπου σκριπτ και χρησιμοποιείται σε πολλά περιβάλλοντα. Βρίσκει εφαρμογή περισσότερο σε διαδικτυακές εφαρμογές.</text:p>
      <text:h text:style-name="P3" text:outline-level="3">Visual Basic</text:h>
      <text:p text:style-name="P4">Υποστηρίζεται από τη Microsoft για τη δική της πλατφόρμα.</text:p>
      <text:h text:style-name="P3" text:outline-level="3">SQL</text:h>
      <text:p text:style-name="P4">Γλώσσα ερωτημάτων (query language). Χρησιμοποιείται για τη διαχείριση δεδομένων σε βάσεις δεδομένων.</text:p>
      <text:h text:style-name="Heading_20_1" text:outline-level="1">Μεθοδολογίες και μοντέλα</text:h>
      <text:p text:style-name="P4">Οι μεθοδολογίες που συναντάμε είναι:</text:p>
      <text:h text:style-name="P3" text:outline-level="3">Waterfall model (το μοντέλο του καταρράκτη)</text:h>
      <text:p text:style-name="P4">Ακολουθεί τις φάσεις (Ανάλυση, σχεδιασμός, υλοποίηση, τεστ, εγκατάσταση και συντήρηση).</text:p>
      <text:p text:style-name="P4">Με το μοντέλο αυτό το τελικό προϊόν παραδίδεται αφού πρώτα ολοκληρωθεί η ανάλυση μετά ο σχεδιασμός κλπ.</text:p>
      <text:p text:style-name="P4">Σε κάθε φάση μπορούμε να γυρίσουμε σε κάποια προηγούμενη αν χρειαστεί και αυτό μπορεί να επαναλαμβάνεται μέχρι την τελική παράδοση.</text:p>
      <text:p text:style-name="P4"><text:soft-page-break/><draw:frame draw:style-name="fr1" draw:name="graphics1" text:anchor-type="as-char" svg:width="3.5874in" svg:height="2.7102in" draw:z-index="0"><draw:image xlink:href="../../images/waterfall_model.svg" xlink:type="simple" xlink:show="embed" xlink:actuate="onLoad"/><svg:title>Waterfall model</svg:title></draw:frame> </text:p>
      <text:h text:style-name="P3" text:outline-level="3">Agile software development</text:h>
      <text:p text:style-name="P4">Και το μοντέλο αυτό ακολουθεί τις φάσεις (Ανάλυση, σχεδιασμός, υλοποίηση, τεστ, εγκατάσταση και συντήρηση).</text:p>
      <text:p text:style-name="P4">Με το μοντέλο αυτό το προϊόν παραδίδεται τμηματικά. Αρχικά παραδίδεται ένα πρώτο προϊόν και στη συνέχεια επαναλαμβάνεται πάλι η ίδια διαδικασία μέχρι να ολοκληρωθεί το έργο.</text:p>
      <text:p text:style-name="P4"><draw:frame draw:style-name="fr2" draw:name="graphics2" text:anchor-type="as-char" svg:width="5.8335in" svg:height="4.3437in" draw:z-index="1"><draw:image xlink:href="../../images/agile_model.jpg" xlink:type="simple" xlink:show="embed" xlink:actuate="onLoad"/></draw:frame></text:p>
      <text:h text:style-name="Heading_20_1" text:outline-level="1">Τύποι δεδομένων </text:h>
      <text:p text:style-name="P4">Ο τύπος δεδομένων ορίζεται ως ένα σύνολο τιμών και ένα σύνολο πράξεων και που το αποτέλεσμα ανήκει στο σύνολο τιμών. </text:p>
      <text:p text:style-name="P4">Η Java έχει πρωταρχικούς τύπους (primitive types) τιμών όπως: </text:p>
      <text:list xml:id="list1295786203787100038" text:style-name="List_20_1">
        <text:list-item>
          <text:p text:style-name="P7"><text:s text:c="4"/>char (16 bit. Για unicode χαρακτήρες όπως 'A' και 'Φ') </text:p>
        </text:list-item>
        <text:list-item>
          <text:p text:style-name="P7"><text:s text:c="4"/>int (32 bit. Ακέραιες τιμές όπως 5 και -200, μέχρι ± 2^31, ή περίπου ± 2 billion) </text:p>
        </text:list-item>
        <text:list-item>
          <text:p text:style-name="P7"><text:soft-page-break/><text:s text:c="4"/>long (64 bit. για ακέραιες τιμές μέχρι ± 2^63) </text:p>
        </text:list-item>
        <text:list-item>
          <text:p text:style-name="P7"><text:s text:c="4"/>short (16 bit) </text:p>
        </text:list-item>
        <text:list-item>
          <text:p text:style-name="P7"><text:s text:c="4"/>boolean (για true ή false) </text:p>
        </text:list-item>
        <text:list-item>
          <text:p text:style-name="P7"><text:s text:c="4"/>float (32 bit. Για δεκαδικές τιμές) </text:p>
        </text:list-item>
        <text:list-item>
          <text:p text:style-name="P7"><text:s text:c="4"/>double (64 bit. Για δεκαδικές τιμές) </text:p>
        </text:list-item>
      </text:list>
      <text:h text:style-name="P3" text:outline-level="3">Η Java έχει επίσης τύπους δεδομένων σε μορφή αντικειμένου όπως: </text:h>
      <text:list xml:id="list1161644479" text:continue-numbering="true" text:style-name="List_20_1">
        <text:list-item>
          <text:p text:style-name="P7"><text:s text:c="4"/>String εκφράζει μια συμβολοσειρά. </text:p>
        </text:list-item>
        <text:list-item>
          <text:p text:style-name="P7"><text:s text:c="4"/>BigInteger εκφράζει έναν ακέραιο για μεγάλες τιμές. </text:p>
        </text:list-item>
      </text:list>
      <text:p text:style-name="P4">Στη Java οι πρωταρχικοί τύποι γράφονται με πεζά γράμματα ενώ τα αντικείμενα-τύποι με κεφαλαίο το πρώτο (όπως οι κλάσεις). </text:p>
      <text:h text:style-name="P3" text:outline-level="3">Στατικός έλεγχος, δυναμικός έλεγχος και μη έλεγχος </text:h>
      <text:p text:style-name="P4">Υπάρχουν γλώσσες στατικού ελέγχου και δυναμικού ελέγχου. </text:p>
      <text:p text:style-name="P4">Σε αυτές του στατικού (java) γίνεται έλεγχος πριν τη μεταγλώττιση ενώ στις δυναμικού κατά την εκτέλεση (run time) όπως η python. </text:p>
      <text:h text:style-name="Heading_20_5" text:outline-level="5">Στον στατικό έλεγχο πιάνονται (catch): </text:h>
      <text:list xml:id="list1847341683" text:continue-numbering="true" text:style-name="List_20_1">
        <text:list-item>
          <text:p text:style-name="P7"><text:s text:c="4"/>Λάθος σύνταξη </text:p>
        </text:list-item>
        <text:list-item>
          <text:p text:style-name="P7"><text:s text:c="4"/>Λάθος όνομα (reserved words) </text:p>
        </text:list-item>
        <text:list-item>
          <text:p text:style-name="P7"><text:s text:c="4"/>Λάθος αριθμός ορισμάτων σε συνάρτηση </text:p>
        </text:list-item>
        <text:list-item>
          <text:p text:style-name="P7"><text:s text:c="4"/>Λάθος τύπος ορισμάτων </text:p>
        </text:list-item>
        <text:list-item>
          <text:p text:style-name="P7"><text:s text:c="4"/>Λάθος τύπος επιστροφής (return) </text:p>
        </text:list-item>
      </text:list>
      <text:h text:style-name="Heading_20_5" text:outline-level="5">Στον δυναμικό έλεγχο πιάνονται (catch): </text:h>
      <text:list xml:id="list1498109168" text:continue-numbering="true" text:style-name="List_20_1">
        <text:list-item>
          <text:p text:style-name="P7"><text:s text:c="4"/>Λάθος τιμές ορισμάτων (x/y όπου y=0) </text:p>
        </text:list-item>
        <text:list-item>
          <text:p text:style-name="P7"><text:s text:c="4"/>Λάθος τιμές επιστροφής </text:p>
        </text:list-item>
        <text:list-item>
          <text:p text:style-name="P7"><text:s text:c="4"/>Τιμές εκτός ορίων (int, πίνακες) </text:p>
        </text:list-item>
        <text:list-item>
          <text:p text:style-name="P7"><text:s text:c="4"/>Κλήση ή αναφορά σε αντικείμενα με τιμή null </text:p>
        </text:list-item>
      </text:list>
      <text:p text:style-name="P4">Γενικά στον στατικό έλεγχο το λάθος έχει σχέση με τον τύπο του ορίσματος ενώ στον δυναμικό με την τιμή του ορίσματος. </text:p>
      <text:p text:style-name="P4">Στον μη έλεγχο δεν πιάνεται κανένα λάθος. </text:p>
      <text:h text:style-name="P3" text:outline-level="3">Κακές πρακτικές </text:h>
      <text:list xml:id="list1146392778" text:continue-numbering="true" text:style-name="List_20_1">
        <text:list-item>
          <text:p text:style-name="P7"><text:s text:c="4"/>Μακρύς κώδικας χωρίς έλεγχο </text:p>
        </text:list-item>
        <text:list-item>
          <text:p text:style-name="P7"><text:s text:c="4"/>Μη καταγραφή λεπτομερειών, σημειώσεων, παρατηρήσεων κ.λπ. </text:p>
        </text:list-item>
        <text:list-item>
          <text:p text:style-name="P7"><text:s text:c="4"/>Να υποθέτουμε ότι δεν υπάρχουν λάθη </text:p>
        </text:list-item>
      </text:list>
      <text:h text:style-name="P3" text:outline-level="3">Καλές πρακτικές </text:h>
      <text:list xml:id="list1021595792" text:continue-numbering="true" text:style-name="List_20_1">
        <text:list-item>
          <text:p text:style-name="P7"><text:s text:c="4"/>Γράψτε λίγο κώδικα και ελέγξτε </text:p>
        </text:list-item>
        <text:list-item>
          <text:p text:style-name="P7"><text:soft-page-break/><text:s text:c="4"/>Τεκμηριώστε τις προυποθέσεις για σωστή λειτουργία </text:p>
        </text:list-item>
        <text:list-item>
          <text:p text:style-name="P7"><text:s text:c="4"/>Στατικός έλεγχος παντού </text:p>
        </text:list-item>
      </text:list>
      <text:h text:style-name="P3" text:outline-level="3">Ο στόχος </text:h>
      <text:p text:style-name="P4">Ο κύριος στόχος είναι να παράγουμε "καλό" λογισμικό. </text:p>
      <text:list xml:id="list38838429" text:continue-numbering="true" text:style-name="List_20_1">
        <text:list-item>
          <text:p text:style-name="P7"><text:s text:c="4"/>Σωστό, χωρίς λάθη </text:p>
        </text:list-item>
        <text:list-item>
          <text:p text:style-name="P7"><text:s text:c="4"/>Κατανοητό </text:p>
        </text:list-item>
        <text:list-item>
          <text:p text:style-name="P7"><text:s text:c="4"/>Εύκολο σε αλλαγές και ενημέρωση </text:p>
        </text:list-item>
      </text:list>
      <text:p text:style-name="P4">Εκτός των παραπάνω υπάρχουν και άλλα κριτήρια αλλά αυτά είναι τα πιο βασικά για έναν προγραμματιστή. </text:p>
      <text:h text:style-name="P5" text:outline-level="4">Ασκήσεις </text:h>
      <text:p text:style-name="P4">Ελέγξτε για δυναμικά, στατικά ή μη ελεγχόμενα λάθη στα παρακάτω παραδείγματα. </text:p>
      <text:p text:style-name="P4">-------------------------------------</text:p>
      <text:p text:style-name="P4">int n = 5; </text:p>
      <text:p text:style-name="P4">if (n) {</text:p>
      <text:p text:style-name="P4"><text:tab/>n = n + 1; </text:p>
      <text:p text:style-name="P4">} </text:p>
      <text:p text:style-name="P4">-------------------------------------</text:p>
      <text:p text:style-name="P4">int big = 200000;</text:p>
      <text:p text:style-name="P4">big = big * big;</text:p>
      <text:p text:style-name="P4">System.out.println(big);</text:p>
      <text:p text:style-name="P4">-------------------------------------</text:p>
      <text:p text:style-name="P4">double probability = 1/5; </text:p>
      <text:p text:style-name="P4">System.out.println(probability);</text:p>
      <text:p text:style-name="P4">-------------------------------------</text:p>
      <text:p text:style-name="P4">int sum = 0; </text:p>
      <text:p text:style-name="P4">int n = 0; </text:p>
      <text:p text:style-name="P4">int average = sum/n; </text:p>
      <text:p text:style-name="P4">System.out.println(average);</text:p>
      <text:p text:style-name="P4">-------------------------------------</text:p>
      <text:p text:style-name="P4">double sum = 7; </text:p>
      <text:p text:style-name="P4">double n = 0; </text:p>
      <text:p text:style-name="P4">double average = sum/n; </text:p>
      <text:p text:style-name="P4">System.out.println(average);</text:p>
      <text:p text:style-name="P4">-------------------------------------</text:p>
      <text:p text:style-name="P4">final int n = 5; </text:p>
      <text:p text:style-name="P4">System.out.println(n++);</text:p>
      <text:p text:style-name="P4">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l" fo:country="GR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nos" fo:font-size="24pt" fo:font-weight="bold" style:font-name-asian="Droid Sans Fallback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nos" fo:font-size="18pt" fo:font-weight="bold" style:font-name-asian="Droid Sans Fallback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nos" fo:font-size="14pt" fo:font-weight="bold" style:font-name-asian="Droid Sans Fallback" style:font-size-asian="14pt" style:font-weight-asian="bold" style:font-name-complex="DejaVu Sans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nos" fo:font-size="10pt" fo:font-weight="bold" style:font-name-asian="Droid Sans Fallback" style:font-size-asian="10pt" style:font-weight-asian="bold" style:font-name-complex="DejaVu Sans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fo:text-indent="-0.25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098in" fo:margin-bottom="0.5098in" fo:margin-left="0.5098in" fo:margin-right="0.5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idas tsaras</meta:initial-creator>
    <meta:creation-date>2016-02-18T13:50:44</meta:creation-date>
    <dc:date>2016-02-18T14:28:56</dc:date>
    <dc:creator>leonidas tsaras</dc:creator>
    <meta:editing-duration>PT26M15S</meta:editing-duration>
    <meta:editing-cycles>4</meta:editing-cycles>
    <meta:generator>OpenOffice/4.1.2$Unix OpenOffice.org_project/412m3$Build-9782</meta:generator>
    <meta:document-statistic meta:table-count="0" meta:image-count="2" meta:object-count="0" meta:page-count="7" meta:paragraph-count="173" meta:word-count="1336" meta:character-count="9452"/>
  </office:meta>
</office:document-meta>
</file>